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ntidades:</text:p>
      <text:p text:style-name="Standard"><text:s text:c="4"/></text:p>
      <text:p text:style-name="Standard"><text:s text:c="4"/>Itens:</text:p>
      <text:p text:style-name="Standard"><text:s text:c="8"/>Código:</text:p>
      <text:p text:style-name="Standard"><text:s text:c="8"/>Nome:</text:p>
      <text:p text:style-name="Standard"><text:s text:c="8"/>Tipo:</text:p>
      <text:p text:style-name="Standard"><text:s text:c="8"/>Quantidade:</text:p>
      <text:p text:style-name="Standard"/>
      <text:p text:style-name="Standard"><text:s text:c="4"/>Cardápio: <text:s text:c="2"/></text:p>
      <text:p text:style-name="Standard"><text:s text:c="8"/>Código:</text:p>
      <text:p text:style-name="Standard"><text:s text:c="8"/>Nome:</text:p>
      <text:p text:style-name="Standard"><text:s text:c="8"/>Preço:</text:p>
      <text:p text:style-name="Standard"><text:s text:c="8"/>Código</text:p>
      <text:p text:style-name="Standard"><text:s text:c="8"/></text:p>
      <text:p text:style-name="Standard"><text:s text:c="4"/>Staff:</text:p>
      <text:p text:style-name="Standard"><text:s text:c="8"/>Código:</text:p>
      <text:p text:style-name="Standard"><text:s text:c="8"/>Nome:</text:p>
      <text:p text:style-name="Standard"><text:s text:c="8"/>Função:</text:p>
      <text:p text:style-name="Standard"><text:s text:c="8"/>Horas:</text:p>
      <text:p text:style-name="Standard"/>
      <text:p text:style-name="Standard"><text:s text:c="4"/>Pedidos:</text:p>
      <text:p text:style-name="Standard"><text:s text:c="8"/>Código:</text:p>
      <text:p text:style-name="Standard"><text:s text:c="8"/>Localização:</text:p>
      <text:p text:style-name="Standard"><text:s text:c="8"/>Entregador:</text:p>
      <text:p text:style-name="Standard"><text:s text:c="8"/>Tempo: </text:p>
      <text:p text:style-name="Standard"/>
      <text:p text:style-name="Standard"><text:s text:c="4"/>Clientes:</text:p>
      <text:p text:style-name="Standard"><text:s text:c="8"/>Codigo:</text:p>
      <text:p text:style-name="Standard"><text:s text:c="8"/>Nome: </text:p>
      <text:p text:style-name="Standard"/>
      <text:p text:style-name="Standard">MER:</text:p>
      <text:p text:style-name="Standard"/>
      <text:p text:style-name="Standard">Entidades:</text:p>
      <text:p text:style-name="Standard">Pedidos (Código [PK], Localização, Entregador, Tempo, Codigo_Staff[FK], Codigo_Cardapio[FK], Codigo_Cliente[FK])</text:p>
      <text:p text:style-name="Standard">Staff (Código [PK], Nome, Função, Horas)</text:p>
      <text:p text:style-name="Standard">Cardapio (Código [PK], Nome, Preço, Codigo_Intens[FK])</text:p>
      <text:p text:style-name="Standard">Itens (Código [PK], Nome, Tipo, Quantidade)</text:p>
      <text:p text:style-name="Standard">Clientes (Codigo[PK], nome)</text:p>
      <text:p text:style-name="Standard"/>
      <text:p text:style-name="Standard">Relacionamento:</text:p>
      <text:p text:style-name="Standard">Staff atende Pedido (1:N)</text:p>
      <text:p text:style-name="Standard">Pedido contem Cardapio (1:N) com Staff (1:1) destinado a Cliente (1:1)</text:p>
      <text:p text:style-name="Standard">Cardapio possue Itens (N:N)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21:48:34.108131800</meta:creation-date>
    <dc:date>2025-09-02T21:48:35.796676000</dc:date>
    <meta:editing-duration>PT2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37" meta:word-count="76" meta:character-count="782" meta:non-whitespace-character-count="559"/>
  </office:meta>
</office:document-meta>
</file>